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charset="x-symbol"/>
    <style:font-face style:name="Arial2" svg:font-family="Arial, Helvetica, sans-serif"/>
    <style:font-face style:name="Arial1" svg:font-family="Arial, Verdana"/>
    <style:font-face style:name="Mangal1" svg:font-family="Mangal"/>
    <style:font-face style:name="OpenSymbol" svg:font-family="OpenSymbol"/>
    <style:font-face style:name="Times New Roman1" svg:font-family="'Times New Roman'"/>
    <style:font-face style:name="tahoma" svg:font-family="tahoma,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fo:color="#800000" fo:font-size="15pt" style:text-underline-style="solid" style:text-underline-width="auto" style:text-underline-color="font-color" fo:font-weight="bold" style:font-size-asian="15pt" style:font-weight-asian="bold" style:font-size-complex="15pt" style:font-weight-complex="bold"/>
    </style:style>
    <style:style style:name="P3" style:family="paragraph" style:parent-style-name="Standard">
      <style:paragraph-properties fo:text-align="center" style:justify-single-word="false"/>
      <style:text-properties fo:color="#800000" fo:font-size="15pt" style:text-underline-style="solid" style:text-underline-width="auto" style:text-underline-color="font-color" fo:font-weight="bold" style:font-size-asian="15pt" style:font-weight-asian="bold" style:font-size-complex="15pt" style:font-weight-complex="bold"/>
    </style:style>
    <style:style style:name="P4" style:family="paragraph" style:parent-style-name="Standard">
      <style:paragraph-properties fo:text-align="center" style:justify-single-word="false"/>
      <style:text-properties fo:color="#800000" fo:font-size="15pt" fo:language="none" fo:country="none" style:text-underline-style="solid" style:text-underline-width="auto" style:text-underline-color="font-color" fo:font-weight="bold" style:font-size-asian="15pt" style:font-weight-asian="bold" style:font-size-complex="15pt" style:font-weight-complex="bold"/>
    </style:style>
    <style:style style:name="P5" style:family="paragraph" style:parent-style-name="Standard">
      <style:text-properties fo:language="none" fo:country="none"/>
    </style:style>
    <style:style style:name="P6" style:family="paragraph" style:parent-style-name="Standard">
      <style:paragraph-properties fo:text-align="center" style:justify-single-word="false"/>
      <style:text-properties fo:language="none" fo:country="none" style:text-underline-style="solid" style:text-underline-width="auto" style:text-underline-color="font-color" fo:font-weight="bold" style:font-weight-asian="bold" style:font-weight-complex="bold"/>
    </style:style>
    <style:style style:name="P7" style:family="paragraph" style:parent-style-name="Standard" style:list-style-name="RTF_5f_Num_20_2">
      <style:text-properties fo:language="none" fo:country="none"/>
    </style:style>
    <style:style style:name="P8" style:family="paragraph" style:parent-style-name="Standard">
      <style:paragraph-properties fo:text-align="center" style:justify-single-word="false"/>
    </style:style>
    <style:style style:name="P9" style:family="paragraph" style:parent-style-name="Text_20_body">
      <style:text-properties fo:font-weight="bold" style:font-weight-asian="bold" style:font-weight-complex="bold"/>
    </style:style>
    <style:style style:name="P10" style:family="paragraph" style:parent-style-name="Text_20_body">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1" style:family="paragraph" style:parent-style-name="Text_20_body" style:list-style-name="L1"/>
    <style:style style:name="P12" style:family="paragraph" style:list-style-name="L1"/>
    <style:style style:name="P13" style:family="paragraph" style:list-style-name="L2"/>
    <style:style style:name="P14" style:family="paragraph" style:parent-style-name="Quotations">
      <style:text-properties fo:font-weight="bold" style:font-weight-asian="bold" style:font-weight-complex="bold"/>
    </style:style>
    <style:style style:name="P15" style:family="paragraph">
      <style:paragraph-properties fo:text-align="center" style:justify-single-word="false"/>
      <style:text-properties style:text-underline-style="solid" style:text-underline-width="auto" style:text-underline-color="font-color"/>
    </style:style>
    <style:style style:name="T1" style:family="text">
      <style:text-properties fo:font-variant="normal" fo:text-transform="none" fo:color="#525556" style:font-name="Arial1" fo:font-size="9pt" fo:letter-spacing="normal" fo:font-style="normal"/>
    </style:style>
    <style:style style:name="T2" style:family="text">
      <style:text-properties fo:font-variant="normal" fo:text-transform="none" fo:color="#525556" style:font-name="Arial1" fo:font-size="9pt" fo:letter-spacing="normal" fo:font-style="normal" fo:font-weight="normal"/>
    </style:style>
    <style:style style:name="T3" style:family="text">
      <style:text-properties fo:font-variant="normal" fo:text-transform="none" fo:color="#525556" style:font-name="Arial1" fo:font-size="9pt" fo:letter-spacing="normal" fo:font-style="normal" style:text-underline-style="solid" style:text-underline-width="auto" style:text-underline-color="font-color" fo:font-weight="normal"/>
    </style:style>
    <style:style style:name="T4" style:family="text">
      <style:text-properties fo:font-variant="normal" fo:text-transform="none" fo:color="#525556" style:font-name="Arial1" fo:font-size="9pt" fo:letter-spacing="normal" fo:font-style="normal" style:text-underline-style="solid" style:text-underline-width="auto" style:text-underline-color="font-color" fo:font-weight="bold"/>
    </style:style>
    <style:style style:name="T5" style:family="text">
      <style:text-properties fo:font-variant="normal" fo:text-transform="none" fo:color="#000000" style:font-name="Arial2" fo:font-size="10pt" fo:letter-spacing="normal" fo:font-style="normal" fo:font-weight="normal"/>
    </style:style>
    <style:style style:name="T6" style:family="text">
      <style:text-properties fo:font-variant="normal" fo:text-transform="none" fo:color="#414141" style:font-name="tahoma" fo:font-size="10.5pt" fo:letter-spacing="normal" fo:font-style="normal" fo:font-weight="normal"/>
    </style:style>
    <style:style style:name="T7" style:family="text">
      <style:text-properties fo:font-weight="bold" style:font-weight-asian="bold" style:font-weight-complex="bold"/>
    </style:style>
    <style:style style:name="T8" style:family="text">
      <style:text-properties style:font-name="tahoma" fo:font-size="10.5pt" fo:font-style="normal" fo:font-weight="normal"/>
    </style:style>
    <style:style style:name="T9" style:family="text">
      <style:text-properties fo:language="none" fo:country="none"/>
    </style:style>
    <style:style style:name="T10" style:family="text">
      <style:text-properties fo:language="none" fo:country="none" style:text-underline-style="solid" style:text-underline-width="auto" style:text-underline-color="font-color" fo:font-weight="bold" style:font-weight-asian="bold"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 ) Comparaison de AACP et <text:s/>Connect NOW :</text:p>
      <text:p text:style-name="P5"/>
      <text:p text:style-name="P5">Adobe Connect est une solution de conférence web utilisée par les grandes entreprises et administrations pour organiser leurs réunions et formations en ligne ainsi que leurs séminaires web. Elle est basée sur la technologie Adobe Flash, qui permet de créer de riches interactions auxquelles il est facile de prendre part et Adobe ConnectNow vous permet d'accéder à une salle de réunion en ligne sécurisée et personnelle. Votre salle de réunion constitue le moyen de collaborer en temps réel à travers le Web. ConnectNow vous permet de partager et d'annoter votre écran, de suivre une conversation écrite, mais aussi sonore à travers un système audio intégré. Vous pouvez en outre diffuser une vidéo en direct, partager des fichiers, capturer des notes de réunion et contrôler à distance l'ordinateur d'un invité. </text:p>
      <text:p text:style-name="P5">Ce <text:s/>sont tous des programmes developpeé par adobe, AACP est plus recent que Connect now.</text:p>
      <text:p text:style-name="P5"/>
      <text:p text:style-name="P5"/>
      <text:p text:style-name="P6">Différence des deux Programmes :</text:p>
      <text:list xml:id="list36209151" text:style-name="RTF_5f_Num_20_2">
        <text:list-item>
          <text:p text:style-name="P7">En connect pro , le maximum des participants est de 1500 <text:s/>et en connect now le maximum des participants est de 3.</text:p>
        </text:list-item>
      </text:list>
      <text:p text:style-name="P5"/>
      <text:list xml:id="list36333183" text:continue-numbering="true" text:style-name="RTF_5f_Num_20_2">
        <text:list-item>
          <text:p text:style-name="P7">En connect pro , il est possible de « voter » .</text:p>
        </text:list-item>
      </text:list>
      <text:p text:style-name="P5"/>
      <text:list xml:id="list36332822" text:continue-numbering="true" text:style-name="RTF_5f_Num_20_2">
        <text:list-item>
          <text:p text:style-name="P7">En connect pro les sessions sont enregistrés.</text:p>
        </text:list-item>
      </text:list>
      <text:p text:style-name="P5"/>
      <text:list xml:id="list36310405" text:continue-numbering="true" text:style-name="RTF_5f_Num_20_2">
        <text:list-item>
          <text:p text:style-name="P7">Le Programme Connect pro est payant alors que le connect now est gratuit.</text:p>
        </text:list-item>
      </text:list>
      <text:p text:style-name="P5"/>
      <text:list xml:id="list36326862" text:continue-numbering="true" text:style-name="RTF_5f_Num_20_2">
        <text:list-item>
          <text:p text:style-name="P7">En connect pro, la voix sur ip est possible.</text:p>
        </text:list-item>
      </text:list>
      <text:p text:style-name="P5"/>
      <text:list xml:id="list36318631" text:continue-numbering="true" text:style-name="RTF_5f_Num_20_2">
        <text:list-item>
          <text:p text:style-name="P7">En connect pro, il y a un extra module qui est visible que par l’hote et les presentateurs ( le bouton d’acces se trouve en bas a droite de la fenetre principale).</text:p>
        </text:list-item>
      </text:list>
      <text:p text:style-name="P5"/>
      <text:p text:style-name="P5"/>
      <text:p text:style-name="P8"><text:span text:style-name="T10">Points communs des deux Programmes :</text:span><text:span text:style-name="T9"> <text:s/></text:span></text:p>
      <text:list xml:id="list36307893" text:continue-numbering="true" text:style-name="RTF_5f_Num_20_2">
        <text:list-item>
          <text:p text:style-name="P7">Les modules de la session se déroule en flash, donc <text:s/>les participants n’ont pas besoin de telecharger un programme specifique( il necessite juste un web browser et un programme flash qui est normalement a 90% intégré dans les ordinateurs.</text:p>
        </text:list-item>
      </text:list>
      <text:p text:style-name="P5"/>
      <text:list xml:id="list36329903" text:continue-numbering="true" text:style-name="RTF_5f_Num_20_2">
        <text:list-item>
          <text:p text:style-name="P7">Une session est diviser par plusieurs parties, qu’on peut agrandir, retréssir et déplacer. On peut aussi supprimer des modules qui sont inutiles et d’afficher d’autre modules aux choix dans le menu principal.</text:p>
        </text:list-item>
      </text:list>
      <text:p text:style-name="P5"/>
      <text:list xml:id="list36332677" text:continue-numbering="true" text:style-name="RTF_5f_Num_20_2">
        <text:list-item>
          <text:p text:style-name="P7">Utilisation de video et audio en temps reel</text:p>
        </text:list-item>
      </text:list>
      <text:p text:style-name="P5"/>
      <text:list xml:id="list36314658" text:continue-numbering="true" text:style-name="RTF_5f_Num_20_2">
        <text:list-item>
          <text:p text:style-name="P7">Chatter en privé ou en groupe</text:p>
        </text:list-item>
      </text:list>
      <text:p text:style-name="P5"/>
      <text:list xml:id="list36315547" text:continue-numbering="true" text:style-name="RTF_5f_Num_20_2">
        <text:list-item>
          <text:p text:style-name="P7">Partage d’ecran, d’application et de dossiers</text:p>
        </text:list-item>
      </text:list>
      <text:p text:style-name="P5"/>
      <text:list xml:id="list36309552" text:continue-numbering="true" text:style-name="RTF_5f_Num_20_2">
        <text:list-item>
          <text:p text:style-name="P7">Tableau (white board) pour que les participants peuvent collaborer .</text:p>
        </text:list-item>
      </text:list>
      <text:p text:style-name="P5"/>
      <text:p text:style-name="P5"/>
      <text:p text:style-name="P5"/>
      <text:p text:style-name="P5"/>
      <text:p text:style-name="P2"/>
      <text:p text:style-name="P3"><text:soft-page-break/>II) Analyse Comparative des logiciels libre de Visioconférence et Web Conférence :</text:p>
      <text:p text:style-name="P1"/>
      <text:p text:style-name="P1"/>
      <text:p text:style-name="P1">Qu'est ce que la visioconférence ?</text:p>
      <text:p text:style-name="Text_20_body">La visioconférence ou vidéoconférence est un moyen de communication de plus en plus utilisé par les entreprises aujourd’hui. De par son aspect pratique, la visioconférence <text:s/>intéresse les entreprises souhaitant communiquer à distance avec d’autres entreprises ou personnes en évitant de se déplacer.</text:p>
      <text:p text:style-name="Text_20_body"><text:s/></text:p>
      <text:p text:style-name="Text_20_body">La visioconférence permet donc d’organiser des réunions de travail, des conférences, formation ou autres réunion à distance tout en donnant l’impression d’être tous présents dans la même salle.</text:p>
      <text:p text:style-name="Text_20_body"><text:s/></text:p>
      <text:p text:style-name="Text_20_body">Une seule séance de visioconférence <text:s/>évite de multiples appels téléphoniques, e mails, fax, envoi de courrier ou pire encore des déplacements.</text:p>
      <text:p text:style-name="Text_20_body"><text:s/></text:p>
      <text:p text:style-name="Text_20_body">A noter aussi qu’il existe différentes manières d’utiliser la visioconférence. En effet, les systèmes de visioconférence s’adaptent en fonctions des besoins des utilisateurs en visioconférence.</text:p>
      <text:p text:style-name="Text_20_body"><text:s/></text:p>
      <text:p text:style-name="Text_20_body">Grâce à la visioconférence, les communications sont améliorées, les prises de décisions facilitées, la productivité est accrue, les coûts <text:s/>réduits, la perte de temps supprimée.</text:p>
      <text:p text:style-name="Text_20_body"><text:s/></text:p>
      <text:p text:style-name="Text_20_body">Les systèmes de visioconférence s’adaptent en fonction de l’environnement où la visioconférence se déroule et <text:s/>selon les désirs des utilisateurs.</text:p>
      <text:p text:style-name="P10">Norme de la Visioconférence ?</text:p>
      <text:p text:style-name="Text_20_body">On parle de norme lorsqu’un produit doit être conforme à certaines règles. Une norme est donc une directive qui régit un domaine particulier ; dans ce cas, le domaine de la visioconférence.</text:p>
      <text:p text:style-name="Text_20_body">Dans le domaine de la visioconférence, les normes relatives aux produits de visioconférence sont établies par l’organisme international des télécommunications également appelé IUT-T ; ou pour certains autres produits de visioconférence, par l’IETF (Internet Engineering Task Force) qui produit la plupart des standards Internet.</text:p>
      <text:p text:style-name="Text_20_body">Il existe bien entendu un ensemble de normes liées au secteur de la visioconférence ; les normes citées ci-dessous en font partie et sont les principales :</text:p>
      <text:list xml:id="list35286055" text:style-name="L1">
        <text:list-item>
          <text:p text:style-name="P11">H239, que l’on qualifie également de Dual Vidéo. Cette norme permettra aux différents intervenants en visioconférence de se voir et de s’entendre mais également de se présenter les documents informatiques. Cela est réalisable grâce à la possibilité de s´envoyer deux flux vidéo simultanément.</text:p>
        </text:list-item>
        <text:list-item>
          <text:p text:style-name="P11">H264 est une norme adaptée à la compression vidéo. Ainsi, cette norme permet d’améliorer la qualité vidéo lors de visioconférence tout en réduisant son débit. En effet, la norme H264 permet de réaliser de svisioconférences avec une qualité vidéo semblable à celle obtenue via une connexion de 384 Kbit/s,  en utilisant une connexion de seulement 256 Kbit/s.</text:p>
        </text:list-item>
        <text:list-item>
          <text:p text:style-name="P11">H320 est une norme appropriée pour le RNIS, avec fonctionne avec les lignes téléphoniques proposées généralement par France Télécom. Que ce soit en visioconférence Point à Point ou en visioconférence Multipoint ; la norme H320 gère l’ensemble des sous-normes à partir desquelles sont réalisés les codages audio et vidéo en visioconférence.</text:p>
        </text:list-item>
        <text:list-item>
          <text:p text:style-name="P11"><text:soft-page-break/>H323 est la norme appropriée pour le réseau IP ; c’est donc la norme qui régit la visioconférence sur Internet.</text:p>
        </text:list-item>
        <text:list-item>
          <text:p text:style-name="P11">SIP ( Session Initiation Protocole ) est une norme plus récente que la norme H323. Cette norme régit un protocole téléphonique sur lequel on a ajouté la possibilité de transmettre de la vidéo. En visioconférence, la norme SIP est sur le point de détrôner la norme H323 ( norme la plus utilisée en visioconférence ).</text:p>
        </text:list-item>
        <text:list-item>
          <text:p text:style-name="P11">AES ( Advanced Encryption Standard) est une norme qui garantie la confidentialité des données transmises via le réseau Internet lors de visioconférence. Cette norme permet de cripter les communications avec une clé à 128 bits.</text:p>
        </text:list-item>
        <text:list-item>
          <text:p text:style-name="P11">G722.1 annexe C est la norme utilisée pour la compression vidéo audio dans le domaine de lavisioconférence qui permet d´avoir une qualité 4 fois supérieure au téléphone ( 14 KHz ).</text:p>
        </text:list-item>
        <text:list-item>
          <text:p text:style-name="P11">MPEG-4 AAC-LC est la norme utilisée pour la compression vidéo audio dans le domaine de la visioconférence qui permet d´avoir une qualité 4 fois supérieure au téléphone ( 16 KHz ).</text:p>
        </text:list-item>
      </text:list>
      <text:p text:style-name="P10">Avantages de la Visioconférence ?</text:p>
      <text:p text:style-name="Text_20_body">Comparée aux réunions traditionnelles généralement organisées par les entreprises, la visioconférence présente de nombreux avantages, non négligeables, qui attirent de plus en plus les entreprises d’aujourd’hui pour l’organisation de leurs réunions. </text:p>
      <text:p text:style-name="Text_20_body"><text:span text:style-name="T7">le gain de temps est le premier avantage</text:span> constaté lors de l’utilisation de la visioconférence. En effet, le temps perdu lié à la nécessité de se déplacer pour pouvoir assister à une réunion est du temps précieux qui pourrait être consacré à d’autres activités beaucoup plus productives et plus bénéfiques pour l’entreprise. L’utilisation de lavisioconférence pour l’organisation de vos réunions s’avère donc être la solution idéale qui vous permettra d’économiser ce temps perdu et de l’optimiser.</text:p>
      <text:p text:style-name="Text_20_body"><text:span text:style-name="T7">Un deuxième avantage lié à l’utilisation de la visioconférence</text:span> est bien entendu le gain d’argent. En effet, les économies réalisées grâce à la visioconférence ne sont pas négligeables. En organisant une visioconférence, l’entreprise évitera les coûts relatifs aux transports ainsi que tous les frais annexes tels que l’hébergement ou encore la restauration.</text:p>
      <text:p text:style-name="Text_20_body">Le fait que la visioconférence rende les réunions beaucoup plus efficaces et plus productives se présente également comme un avantage important à prendre en compte. En effet, en comparaison à une réunion traditionnelle, lors d’une visioconférence les intervenants sont beaucoup plus réceptifs ; le problème soulevé attire leur attention et ainsi, les prises de décision et les négociations sont accélérées.</text:p>
      <text:p text:style-name="Text_20_body">La visioconférence permet également la suppression des limites géographiques. En effet, la visioconférence permet à ses utilisateurs d’étendre leur réseau de collaboration à travers le monde de n’importe où, n’importe quand et avec n’importe qui.</text:p>
      <text:p text:style-name="Text_20_body">Ainsi, la visioconférence vous offre la possibilité d’augmenter le nombre de participants ; les absences ne sont plus à l’ordre du jour.</text:p>
      <text:p text:style-name="Text_20_body">Et puisqu’un avantage peut en cacher un autre, on peut alors noter le renforcement de la réactivité des intervenants et aussi la création de relations professionnelles. De par sa simplicité d’utilisation et sa convivialité, la visioconférence permet l’optimisation de la communication à travers des échanges riches et réactifs. Les intervenants sont également facilement joignables et les plannings chargés ne sont alors plus un problème.</text:p>
      <text:p text:style-name="Text_20_body">La motivation des collaborateurs est aussi un avantage important de la visioconférence. En effet, la sensation de fatigue liée aux déplacements disparaît avec l’utilisation de la visioconférence, les collaborateurs son valorisés car aidés dans l’organisation de leur travail et l’amélioration de leur rythme de travail. Les collaborateurs deviennent donc plus dynamiques et plus productifs.</text:p>
      <text:p text:style-name="Text_20_body"><text:soft-page-break/>De plus, un avantage pouvant être souligné en visioconférence est la suppression du stress engendré par la logistique des réunions traditionnelles, les déplacements et le mauvais équipement des salles de réunions traditionnelles.</text:p>
      <text:p text:style-name="Text_20_body">Et enfin, un avantage à ne surtout pas omettre est la contribution à la protection de l’environnement grâce à l’utilisation de la visioconférence ; les émissions de CO2 liées aux déplacements disparaissent.</text:p>
      <text:p text:style-name="P14">Inconvénients :</text:p>
      <text:list xml:id="list35523884" text:style-name="L2">
        <text:list-item>
          <text:p>La vidéoconférence pourrait être un obstacle pour certains candidats</text:p>
        </text:list-item>
        <text:list-item>
          <text:p>Le manque d'interaction personnelle</text:p>
        </text:list-item>
        <text:list-item>
          <text:p>Certains candidats perdent la notion du temps pour répondre aux questions</text:p>
        </text:list-item>
        <text:list-item>
          <text:p>Le manque d'équipements dans les installations de vidéoconférence.</text:p>
        </text:list-item>
      </text:list>
      <text:p text:style-name="Text_20_body"/>
      <text:h text:style-name="Heading_20_1" text:outline-level="1">Webconférence</text:h>
      <text:p text:style-name="Text_20_body">Avec les outils de web conférence, vous réunissez vos collaborateurs autour d'une plate forme virtuelle pour une réunion de travail, des formations ou encore des séminaires. Tous les participants, devant leurs ordinateurs et munis d'une connexion internet, communiquent et échangent des données en temps réel à distance. Vous gagnez en temps et en argent, mais attention, confidentialité et sécurité sont les points faibles de ces solutions.<text:line-break/></text:p>
      <text:p text:style-name="P9">Avantages</text:p>
      <text:p text:style-name="Text_20_body">Opter pour une solution web conférence permet un gain de temps et d'argent pour vous et tous vos collaborateurs, où qu'ils se trouvent, puisque les déplacements sont supprimés. Vous faites aussi des économies de papier ! <text:line-break/><text:line-break/>Aucun investissement majeur ni aucun matériel spécifique n'est requis. Seul un navigateur et une connexion internet sont nécessaires pour accéder aux services proposés par les prestataires. Un débit minimal de 512Ko/s est préconisé. <text:line-break/><text:line-break/>Les solutions sont aussi toutes très simples à installer et à utiliser. Il suffit de se connecter au site de l'hébergeur de solution, avec vos identifiant et mot de passe pour accéder aux outils de web conférence. <text:bookmark text:name="inconvenients"/></text:p>
      <text:h text:style-name="Heading_20_3" text:outline-level="3">Inconvénients</text:h>
      <text:p text:style-name="Text_20_body">L'inconvénient majeur de ces solutions sont les risques concernant la sécurité et la confidentialité des informations qui circulent en ligne entre les intervenants. En effet, les informations sont potentiellement accessibles par le Fournisseur d'Accès Internet et le Fournisseur d'Applications Hébergées, par qui les informations transitent. <text:line-break/><text:line-break/>Le fonctionnement des solutions web conférence peut aussi être soumis à d'éventuelles contraintes techniques : saturation de la bande passante ou densité du trafic réseau de l'entreprise. <text:bookmark text:name="et-la-visioconference"/></text:p>
      <text:h text:style-name="Heading_20_3" text:outline-level="3">Et la visioconférence ?</text:h>
      <text:p text:style-name="Text_20_body">La visioconférence propose, elle, une sécurité maximale, puisque tout le matériel utilisé appartient à <text:soft-page-break/>l'entreprise, cependant cette solution coûte cher en matériel et ne propose pas toutes les fonctionnalités de la web conférence.</text:p>
      <text:h text:style-name="Heading_20_2" text:outline-level="2">Fonctionnalités des solutions webconférence</text:h>
      <text:p text:style-name="Text_20_body">Les outils de web conférence permettent de planifier, gérer et animer des réunions virtuelles entre des utilisateurs répartis sur différents sites géographiques. <text:line-break/><text:line-break/>Attention, les solutions web conférence ne possèdent pas toutes la totalité des fonctionnalités décrites ci-dessous. Rendez-vous sur les sites de chaque prestataire pour connaître le détail des services proposés. <text:bookmark text:name="gestion-de-planning-convocation-aux-reunions"/></text:p>
      <text:h text:style-name="Heading_20_3" text:outline-level="3">Gestion de planning, convocation aux réunions</text:h>
      <text:p text:style-name="Text_20_body">Pour que chacun soit informé des dates et heures de réunions, les solutions web conférence disposent d'un outil de lancement d'invitations depuis Outlook ou Lotus Notes. <text:bookmark text:name="liaison-audio-et-video"/></text:p>
      <text:h text:style-name="Heading_20_3" text:outline-level="3">Liaison audio et vidéo</text:h>
      <text:p text:style-name="Text_20_body">Les prestataires proposent tous aujourd'hui des outils de liaison audio multi-intervenants via la VoIp ou les softphones et de liaison vidéo. <text:bookmark text:name="tableau-blanc-virtuel-presentation-powerpoint"/></text:p>
      <text:h text:style-name="Heading_20_3" text:outline-level="3">Tableau blanc virtuel / présentation powerpoint</text:h>
      <text:p text:style-name="Text_20_body">Le tableau blanc, pour exposer de manière plus vivante vos arguments et vos explications. En complément d'une éventuelle présentation powerpoint ( powerpoint partagé) et/ou d'une visite guidée sur internet. <text:bookmark text:name="partage-d-applications-et-de-documents"/></text:p>
      <text:h text:style-name="Heading_20_3" text:outline-level="3">Partage d'applications et de documents</text:h>
      <text:p text:style-name="Text_20_body">Les outils de web conférence permettent d'aller au-delà de la simple présentation de vos documents. Vous pouvez aussi les partager et donner la possibilité aux participants de les modifier. <text:bookmark text:name="messagerie-instantanee"/></text:p>
      <text:h text:style-name="Heading_20_3" text:outline-level="3">Messagerie instantanée</text:h>
      <text:p text:style-name="Text_20_body">Pour partager vos idées et vos commentaires par des messages instantanés au format texte, sans interrompre l'animateur de la conférence. <text:bookmark text:name="enregistrement-et-archivage"/></text:p>
      <text:h text:style-name="Heading_20_3" text:outline-level="3">Enregistrement et archivage</text:h>
      <text:p text:style-name="Text_20_body">Pour les participants qui n'ont pas pu assister à la réunion, ils pourront la consulter en différé. <text:bookmark text:name="les-prestataires-de-solutions-webconference"/></text:p>
      <text:h text:style-name="Heading_20_2" text:outline-level="2">Les prestataires de solutions webconférence</text:h>
      <text:h text:style-name="Heading_20_3" text:outline-level="3"><text:bookmark text:name="les-solutions-en-open-source"/>Les solutions en open source</text:h>
      <text:p text:style-name="Text_20_body">Première solution web conférence en open source, Dimdim est particulièrement facile à utiliser. Il possède les principales fonctionnalités : affichage de présentations powerpoint, partage d'applications, chat avec webcam. <text:bookmark text:name="les-principales-solutions-payantes"/></text:p>
      <text:h text:style-name="Heading_20_3" text:outline-level="3"><text:soft-page-break/>Les principales solutions payantes</text:h>
      <text:p text:style-name="Text_20_body">Ce sont des Fournisseurs d'Applications Hébergées (FAH, ASP en anglais, Application Service Provider), autrement dit, ce sont simplement des entreprises qui fournissent des services informatiques via internet. <text:line-break/><text:line-break/>Les prestataires proposent souvent des forfaits, incluant une durée précise et un nombre défini de personnes. Comptez environ 20 à 30 centimes HT par minute et par intervenant. Les tarifs sont généralement dégressifs en fonction du nombre d'heures. Mais quels que soient les tarifs, cela représente un faible coût comparé au prix d'un voyage en train ! Vérifiez qu'il n'y ait pas de minimum de facturation. <text:line-break/><text:line-break/>WebEx est le leader parmi les prestataires de solutions web conférence. Il a développé une large gamme de services (Meeting Center, Training Center, Event Center, Support Center) regroupés sous la suite logicielle WebEx Entreprise Edition. <text:line-break/><text:line-break/>Office Live Meeting, de Microsoft, est aussi en bonne position parmi les prestataires de solutions. Parmi les principaux acteurs présents sur le marché, on retrouve également InterCall, Genesys et Saba. </text:p>
      <text:h text:style-name="Heading_20_2" text:outline-level="2">Inconvénients de la conférence Web</text:h>
      <text:p text:style-name="Text_20_body"><text:span text:style-name="T7">Inconvénient 1:</text:span> Le Facteur de risque <text:line-break/><text:line-break/>C'est sans doute l'un des problèmes ambiant ou les inconvénients qui sont actuellement assaillent de conférence Web. Tous ceux qui connaissent sa technologie logicielle est conscient que, pour chaque nouveau développement de ce qui nous arrive, le potentiel de risques pour la sécurité sont également manifestés. service de conférence Web pose un risque potentiel de sécurité en ce que le même aspect qui fait de ce formidable outil permet également vulnérables aux attaques des pirates.C'est parce que les conférences web contourne les politiques de sécurité normal qu'une entreprise à son personnel en place.Et de ce fait, le risque de révéler une lacune dans la société de sécurité finement mis au point un système devient plus grande. <text:line-break/><text:line-break/><text:span text:style-name="T7">Inconvénient 2:</text:span> Partage d'applications augmente les risques <text:line-break/><text:line-break/>services de conférence Web contourner les mesures de grâce à sa fonction principale, qui est le partage d'application. Ce «partage» entre les participants permet effectivement le système d'accès à l'extérieur où les facteurs de risque sont nombreux. De plus, un bug système de conférence permet de créer des failles de sécurité qui ajoutent à l'inconvénient globale de l'utilisation de conférence web. <text:line-break/><text:line-break/><text:span text:style-name="T7">Inconvénient 3: </text:span>Hackers <text:line-break/><text:line-break/>C'est un fait triste mais les pirates sont de plus en plus de nos jours de plus en plus sophistiqués, avec l'utilisation de moins de compétences salés. Leur travail consiste à exploiter les problèmes rencontrés dans les systèmes d'entreprise afin de l'infecter par des logiciels malveillants, les documents d'intercepter et d'autres fichiers adopté au cours de sessions. Au cours de la conférence web, il est inévitable que les informations sensibles sont divulguées et c'est là que réside l'inconvénient d'un tel système. Les pirates peuvent également exploiter le système de conférence web, afin de pouvoir entrer dans les systèmes de conférence et participant fichiers. <text:line-break/><text:line-break/><text:span text:style-name="T7">Inconvénient 4:</text:span> serveurs de conférence <text:line-break/><text:soft-page-break/><text:line-break/>Dans un effort pour lutter contre les violations de sécurité en raison de l'hébergement externe de serveurs de conférence web, les entreprises commencent à mettre en place leur propre serveur. De cette façon, ils ont un meilleur contrôle de l'environnement de conférence et de réduire le risque à la sécurité. Cependant, un inconvénient d'une telle pratique est que les entreprises qui gèrent leurs propres serveurs de conférence web doivent utiliser leur propre bande passante pour les réunions de groupe. Cela peut être un problème pour les petites entreprises car la bande passante peut être coûteux et les défaites seulement l'objet même de l'utilisation de conférence Web comme alternative efficace à des coûts face à face.</text:p>
      <text:p text:style-name="P10">Avantages de la conférence Web par rapport à la vidéoconférence :</text:p>
      <text:p text:style-name="Text_20_body">• Aucun équipement nécessaire, un accès universel via un navigateur. <text:line-break/>• Souvent moins cher et plus fiable <text:line-break/>• télécharger petits logiciels requis (dans certains cas, un logiciel sans téléchargement requis) <text:line-break/>• Moins de problèmes de configuration de pare-feu <text:line-break/>• Moins techniquement difficile à mettre en place et l'utilisation <text:line-break/>• La réduction du besoin de bande passante Internet <text:line-break/>• En l'absence de flux vidéo en direct, pas d'obligation pour un éclairage adéquat ou le maquillage. <text:line-break/>• Les participants peuvent ne pas se laisser distraire par le contenu de la présentation par la nouveauté d'être en mesure de voir les uns les autres.</text:p>
      <text:p text:style-name="P10">Avantages de la vidéoconférence au cours de conférences Web :</text:p>
      <text:p text:style-name="Text_20_body">• Vidéo en direct afin que les participants puissent se voir en temps réel. <text:line-break/>• Les participants peuvent se sentir plus impliqués que sont l'élément vidéo vie.</text:p>
      <text:h text:outline-level="2">Conclusion - Conférence Web ou visioconférence?</text:h>
      <text:p text:style-name="Text_20_body">Les deux conférences Web et vidéo ont un rôle croissant à jouer dans la réduction à Voyage d'affaires.</text:p>
      <text:p text:style-name="Text_20_body">Après avoir utilisé à la fois web et vidéo largement Je dirais que dans la plupart des cas, la part du lion des avantages de la vidéoconférence sont réalisés en utilisant une conférence Web et de l'élément vidéo est un bon d'avoir, mais ne vaut pas le coût supplémentaire et la complexité de la mise en œuvr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charset="x-symbol"/>
    <style:font-face style:name="Arial2" svg:font-family="Arial, Helvetica, sans-serif"/>
    <style:font-face style:name="Arial1" svg:font-family="Arial, Verdana"/>
    <style:font-face style:name="Mangal1" svg:font-family="Mangal"/>
    <style:font-face style:name="OpenSymbol" svg:font-family="OpenSymbol"/>
    <style:font-face style:name="Times New Roman1" svg:font-family="'Times New Roman'"/>
    <style:font-face style:name="tahoma" svg:font-family="tahoma,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text-properties style:font-name="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24T15:08:07.57</meta:creation-date>
    <dc:date>2011-05-24T16:18:57.93</dc:date>
    <meta:editing-duration>PT1H10M48S</meta:editing-duration>
    <meta:editing-cycles>8</meta:editing-cycles>
    <meta:generator>OpenOffice.org/3.3$Win32 OpenOffice.org_project/330m20$Build-9567</meta:generator>
    <meta:document-statistic meta:table-count="0" meta:image-count="0" meta:object-count="0" meta:page-count="7" meta:paragraph-count="94" meta:word-count="2837" meta:character-count="18570"/>
  </office:meta>
</office:document-meta>
</file>